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19.1mm" svg:height="119.59mm" svg:x="93.72mm" svg:y="1.85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6mm" svg:x="42.18mm" svg:y="43.66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office:value-type="string" calcext:value-type="string">
            <text:p>=</text:p>
          </table:table-cell>
          <table:table-cell table:style-name="ce5" table:formula="of:=SIN(3*[.A2])" office:value-type="float" office:value="0.650219136595435" calcext:value-type="float">
            <text:p>0,65021913659543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)" office:value-type="float" office:value="0.0000301443533966076" calcext:value-type="float">
            <text:p>3,01443533966076E-05</text:p>
          </table:table-cell>
          <table:table-cell table:style-name="ce5" table:formula="of:=SIN(3*[.A3])" office:value-type="float" office:value="0.0000904330599909669" calcext:value-type="float">
            <text:p>9,04330599909669E-0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)" office:value-type="float" office:value="0.958932825040618" calcext:value-type="float">
            <text:p>0,958932825040618</text:p>
          </table:table-cell>
          <table:table-cell table:style-name="ce5" table:formula="of:=SIN(3*[.A4])" office:value-type="float" office:value="-0.650356538400631" calcext:value-type="float">
            <text:p>-0,65035653840063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)" office:value-type="float" office:value="0.543995817373497" calcext:value-type="float">
            <text:p>0,543995817373497</text:p>
          </table:table-cell>
          <table:table-cell table:style-name="ce5" table:formula="of:=SIN(3*[.A5])" office:value-type="float" office:value="0.988045569483349" calcext:value-type="float">
            <text:p>0,98804556948334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)" office:value-type="float" office:value="-0.650310740162569" calcext:value-type="float">
            <text:p>-0,650310740162569</text:p>
          </table:table-cell>
          <table:table-cell table:style-name="ce5" table:formula="of:=SIN(3*[.A6])" office:value-type="float" office:value="-0.85085601457981" calcext:value-type="float">
            <text:p>-0,8508560145798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)" office:value-type="float" office:value="-0.912932948942967" calcext:value-type="float">
            <text:p>-0,912932948942967</text:p>
          </table:table-cell>
          <table:table-cell table:style-name="ce5" table:formula="of:=SIN(3*[.A7])" office:value-type="float" office:value="0.304724490235519" calcext:value-type="float">
            <text:p>0,30472449023551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)" office:value-type="float" office:value="0.132381629205478" calcext:value-type="float">
            <text:p>0,132381629205478</text:p>
          </table:table-cell>
          <table:table-cell table:style-name="ce5" table:formula="of:=SIN(3*[.A8])" office:value-type="float" office:value="0.38786499061173" calcext:value-type="float">
            <text:p>0,3878649906117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)" office:value-type="float" office:value="0.988036273454171" calcext:value-type="float">
            <text:p>0,988036273454171</text:p>
          </table:table-cell>
          <table:table-cell table:style-name="ce5" table:formula="of:=SIN(3*[.A9])" office:value-type="float" office:value="-0.89403718061319" calcext:value-type="float">
            <text:p>-0,8940371806131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)" office:value-type="float" office:value="0.428155428084424" calcext:value-type="float">
            <text:p>0,428155428084424</text:p>
          </table:table-cell>
          <table:table-cell table:style-name="ce5" table:formula="of:=SIN(3*[.A10])" office:value-type="float" office:value="0.970513488904727" calcext:value-type="float">
            <text:p>0,97051348890472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)" office:value-type="float" office:value="-0.74513326455742" calcext:value-type="float">
            <text:p>-0,74513326455742</text:p>
          </table:table-cell>
          <table:table-cell table:style-name="ce5" table:formula="of:=SIN(3*[.A11])" office:value-type="float" office:value="-0.580537552961559" calcext:value-type="float">
            <text:p>-0,58053755296155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)" office:value-type="float" office:value="-0.850887688655841" calcext:value-type="float">
            <text:p>-0,850887688655841</text:p>
          </table:table-cell>
          <table:table-cell table:style-name="ce5" table:formula="of:=SIN(3*[.A12])" office:value-type="float" office:value="-0.0884587650136472" calcext:value-type="float">
            <text:p>-0,08845876501364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)" office:value-type="float" office:value="0.262403941861679" calcext:value-type="float">
            <text:p>0,262403941861679</text:p>
          </table:table-cell>
          <table:table-cell table:style-name="ce5" table:formula="of:=SIN(3*[.A13])" office:value-type="float" office:value="0.714939662096134" calcext:value-type="float">
            <text:p>0,7149396620961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)" office:value-type="float" office:value="0.99975583990115" calcext:value-type="float">
            <text:p>0,99975583990115</text:p>
          </table:table-cell>
          <table:table-cell table:style-name="ce5" table:formula="of:=SIN(3*[.A14])" office:value-type="float" office:value="-0.997803274421973" calcext:value-type="float">
            <text:p>-0,99780327442197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)" office:value-type="float" office:value="0.304781911090284" calcext:value-type="float">
            <text:p>0,304781911090284</text:p>
          </table:table-cell>
          <table:table-cell table:style-name="ce5" table:formula="of:=SIN(3*[.A15])" office:value-type="float" office:value="0.801098511882538" calcext:value-type="float">
            <text:p>0,80109851188253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)" office:value-type="float" office:value="-0.826845633922081" calcext:value-type="float">
            <text:p>-0,826845633922081</text:p>
          </table:table-cell>
          <table:table-cell table:style-name="ce5" table:formula="of:=SIN(3*[.A16])" office:value-type="float" office:value="-0.21936643855075" calcext:value-type="float">
            <text:p>-0,2193664385507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)" office:value-type="float" office:value="-0.773871590208416" calcext:value-type="float">
            <text:p>-0,773871590208416</text:p>
          </table:table-cell>
          <table:table-cell table:style-name="ce5" table:formula="of:=SIN(3*[.A17])" office:value-type="float" office:value="-0.46779844817475" calcext:value-type="float">
            <text:p>-0,4677984481747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)" office:value-type="float" office:value="0.387809420829234" calcext:value-type="float">
            <text:p>0,387809420829234</text:p>
          </table:table-cell>
          <table:table-cell table:style-name="ce5" table:formula="of:=SIN(3*[.A18])" office:value-type="float" office:value="0.930128092015702" calcext:value-type="float">
            <text:p>0,93012809201570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)" office:value-type="float" office:value="0.993885325919723" calcext:value-type="float">
            <text:p>0,993885325919723</text:p>
          </table:table-cell>
          <table:table-cell table:style-name="ce5" table:formula="of:=SIN(3*[.A19])" office:value-type="float" office:value="-0.945415689654743" calcext:value-type="float">
            <text:p>-0,94541568965474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)" office:value-type="float" office:value="0.176045946471202" calcext:value-type="float">
            <text:p>0,176045946471202</text:p>
          </table:table-cell>
          <table:table-cell table:style-name="ce5" table:formula="of:=SIN(3*[.A20])" office:value-type="float" office:value="0.506313652099841" calcext:value-type="float">
            <text:p>0,50631365209984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)" office:value-type="float" office:value="-0.894010170083809" calcext:value-type="float">
            <text:p>-0,894010170083809</text:p>
          </table:table-cell>
          <table:table-cell table:style-name="ce5" table:formula="of:=SIN(3*[.A21])" office:value-type="float" office:value="0.176134966423334" calcext:value-type="float">
            <text:p>0,1761349664233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)" office:value-type="float" office:value="-0.683239703815841" calcext:value-type="float">
            <text:p>-0,683239703815841</text:p>
          </table:table-cell>
          <table:table-cell table:style-name="ce5" table:formula="of:=SIN(3*[.A22])" office:value-type="float" office:value="-0.77392886214718" calcext:value-type="float">
            <text:p>-0,7739288621471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)" office:value-type="float" office:value="0.506391634924486" calcext:value-type="float">
            <text:p>0,506391634924486</text:p>
          </table:table-cell>
          <table:table-cell table:style-name="ce5" table:formula="of:=SIN(3*[.A23])" office:value-type="float" office:value="0.999753837548181" calcext:value-type="float">
            <text:p>0,99975383754818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)" office:value-type="float" office:value="0.970528019541801" calcext:value-type="float">
            <text:p>0,970528019541801</text:p>
          </table:table-cell>
          <table:table-cell table:style-name="ce5" table:formula="of:=SIN(3*[.A24])" office:value-type="float" office:value="-0.745072950291989" calcext:value-type="float">
            <text:p>-0,74507295029198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)" office:value-type="float" office:value="0.0442125632285611" calcext:value-type="float">
            <text:p>0,044212563228561</text:p>
          </table:table-cell>
          <table:table-cell table:style-name="ce5" table:formula="of:=SIN(3*[.A25])" office:value-type="float" office:value="0.132291991521605" calcext:value-type="float">
            <text:p>0,13229199152160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)" office:value-type="float" office:value="-0.945445154921124" calcext:value-type="float">
            <text:p>-0,945445154921124</text:p>
          </table:table-cell>
          <table:table-cell table:style-name="ce5" table:formula="of:=SIN(3*[.A26])" office:value-type="float" office:value="0.544071696438016" calcext:value-type="float">
            <text:p>0,54407169643801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)" office:value-type="float" office:value="-0.580586640989642" calcext:value-type="float">
            <text:p>-0,580586640989642</text:p>
          </table:table-cell>
          <table:table-cell table:style-name="ce5" table:formula="of:=SIN(3*[.A27])" office:value-type="float" office:value="-0.958941374546725" calcext:value-type="float">
            <text:p>-0,95894137454672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)" office:value-type="float" office:value="0.616064204053386" calcext:value-type="float">
            <text:p>0,616064204053386</text:p>
          </table:table-cell>
          <table:table-cell table:style-name="ce5" table:formula="of:=SIN(3*[.A28])" office:value-type="float" office:value="0.912920646328709" calcext:value-type="float">
            <text:p>0,91292064632870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)" office:value-type="float" office:value="0.930094878004523" calcext:value-type="float">
            <text:p>0,930094878004523</text:p>
          </table:table-cell>
          <table:table-cell table:style-name="ce5" table:formula="of:=SIN(3*[.A29])" office:value-type="float" office:value="-0.428128186283634" calcext:value-type="float">
            <text:p>-0,4281281862836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)" office:value-type="float" office:value="-0.0883987124875638" calcext:value-type="float">
            <text:p>-0,088398712487564</text:p>
          </table:table-cell>
          <table:table-cell table:style-name="ce5" table:formula="of:=SIN(3*[.A30])" office:value-type="float" office:value="-0.262433029781008" calcext:value-type="float">
            <text:p>-0,26243302978100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)" office:value-type="float" office:value="-0.980245621957225" calcext:value-type="float">
            <text:p>-0,980245621957225</text:p>
          </table:table-cell>
          <table:table-cell table:style-name="ce5" table:formula="of:=SIN(3*[.A31])" office:value-type="float" office:value="0.826862587602741" calcext:value-type="float">
            <text:p>0,82686258760274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)" office:value-type="float" office:value="-0.467718518342766" calcext:value-type="float">
            <text:p>-0,467718518342766</text:p>
          </table:table-cell>
          <table:table-cell table:style-name="ce5" table:formula="of:=SIN(3*[.A32])" office:value-type="float" office:value="-0.993881997012949" calcext:value-type="float">
            <text:p>-0,99388199701294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)" office:value-type="float" office:value="0.714897507767776" calcext:value-type="float">
            <text:p>0,714897507767776</text:p>
          </table:table-cell>
          <table:table-cell table:style-name="ce5" table:formula="of:=SIN(3*[.A33])" office:value-type="float" office:value="0.683217692274728" calcext:value-type="float">
            <text:p>0,68321769227472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)" office:value-type="float" office:value="0.873297297213985" calcext:value-type="float">
            <text:p>0,873297297213985</text:p>
          </table:table-cell>
          <table:table-cell table:style-name="ce5" table:formula="of:=SIN(3*[.A34])" office:value-type="float" office:value="-0.0441824483317929" calcext:value-type="float">
            <text:p>-0,04418244833179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)" office:value-type="float" office:value="-0.219454667994085" calcext:value-type="float">
            <text:p>-0,219454667994085</text:p>
          </table:table-cell>
          <table:table-cell table:style-name="ce5" table:formula="of:=SIN(3*[.A35])" office:value-type="float" office:value="-0.616087948358317" calcext:value-type="float">
            <text:p>-0,61608794835831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)" office:value-type="float" office:value="-0.9977992786806" calcext:value-type="float">
            <text:p>-0,9977992786806</text:p>
          </table:table-cell>
          <table:table-cell table:style-name="ce5" table:formula="of:=SIN(3*[.A36])" office:value-type="float" office:value="0.980251583583412" calcext:value-type="float">
            <text:p>0,98025158358341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)" office:value-type="float" office:value="-0.346621180094272" calcext:value-type="float">
            <text:p>-0,346621180094272</text:p>
          </table:table-cell>
          <table:table-cell table:style-name="ce5" table:formula="of:=SIN(3*[.A37])" office:value-type="float" office:value="-0.873282610859775" calcext:value-type="float">
            <text:p>-0,87328261085977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)" office:value-type="float" office:value="0.801152635733834" calcext:value-type="float">
            <text:p>0,801152635733834</text:p>
          </table:table-cell>
          <table:table-cell table:style-name="ce5" table:formula="of:=SIN(3*[.A38])" office:value-type="float" office:value="0.346592904376536" calcext:value-type="float">
            <text:p>0,34659290437653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)" office:value-type="float" office:value="0.801134595178036" calcext:value-type="float">
            <text:p>0,801134595178036</text:p>
          </table:table-cell>
          <table:table-cell table:style-name="ce5" table:formula="of:=SIN(3*[.A39])" office:value-type="float" office:value="0.346677730584794" calcext:value-type="float">
            <text:p>0,34667773058479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)" office:value-type="float" office:value="-0.34664945549704" calcext:value-type="float">
            <text:p>-0,34664945549704</text:p>
          </table:table-cell>
          <table:table-cell table:style-name="ce5" table:formula="of:=SIN(3*[.A40])" office:value-type="float" office:value="-0.873326667541732" calcext:value-type="float">
            <text:p>-0,87332666754173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)" office:value-type="float" office:value="-0.99779727944989" calcext:value-type="float">
            <text:p>-0,99779727944989</text:p>
          </table:table-cell>
          <table:table-cell table:style-name="ce5" table:formula="of:=SIN(3*[.A41])" office:value-type="float" office:value="0.980233696032662" calcext:value-type="float">
            <text:p>0,98023369603266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)" office:value-type="float" office:value="-0.21942525837899" calcext:value-type="float">
            <text:p>-0,21942525837899</text:p>
          </table:table-cell>
          <table:table-cell table:style-name="ce5" table:formula="of:=SIN(3*[.A42])" office:value-type="float" office:value="-0.616016713764127" calcext:value-type="float">
            <text:p>-0,61601671376412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)" office:value-type="float" office:value="0.873311982774656" calcext:value-type="float">
            <text:p>0,873311982774656</text:p>
          </table:table-cell>
          <table:table-cell table:style-name="ce5" table:formula="of:=SIN(3*[.A43])" office:value-type="float" office:value="-0.0442727929014107" calcext:value-type="float">
            <text:p>-0,04427279290141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)" office:value-type="float" office:value="0.714876429629151" calcext:value-type="float">
            <text:p>0,714876429629151</text:p>
          </table:table-cell>
          <table:table-cell table:style-name="ce5" table:formula="of:=SIN(3*[.A44])" office:value-type="float" office:value="0.683283725035535" calcext:value-type="float">
            <text:p>0,68328372503553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)" office:value-type="float" office:value="-0.467745162045133" calcext:value-type="float">
            <text:p>-0,467745162045133</text:p>
          </table:table-cell>
          <table:table-cell table:style-name="ce5" table:formula="of:=SIN(3*[.A45])" office:value-type="float" office:value="-0.993891981023896" calcext:value-type="float">
            <text:p>-0,99389198102389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)" office:value-type="float" office:value="-0.980239659440311" calcext:value-type="float">
            <text:p>-0,980239659440311</text:p>
          </table:table-cell>
          <table:table-cell table:style-name="ce5" table:formula="of:=SIN(3*[.A46])" office:value-type="float" office:value="0.82681172430681" calcext:value-type="float">
            <text:p>0,8268117243068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)" office:value-type="float" office:value="-0.0883686861039968" calcext:value-type="float">
            <text:p>-0,088368686103997</text:p>
          </table:table-cell>
          <table:table-cell table:style-name="ce5" table:formula="of:=SIN(3*[.A47])" office:value-type="float" office:value="-0.262345765307722" calcext:value-type="float">
            <text:p>-0,26234576530772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)" office:value-type="float" office:value="0.930105950186764" calcext:value-type="float">
            <text:p>0,930105950186764</text:p>
          </table:table-cell>
          <table:table-cell table:style-name="ce5" table:formula="of:=SIN(3*[.A48])" office:value-type="float" office:value="-0.428209910518808" calcext:value-type="float">
            <text:p>-0,42820991051880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)" office:value-type="float" office:value="0.616040459188649" calcext:value-type="float">
            <text:p>0,616040459188649</text:p>
          </table:table-cell>
          <table:table-cell table:style-name="ce5" table:formula="of:=SIN(3*[.A49])" office:value-type="float" office:value="0.912957551682722" calcext:value-type="float">
            <text:p>0,91295755168272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)" office:value-type="float" office:value="-0.580611184212324" calcext:value-type="float">
            <text:p>-0,580611184212324</text:p>
          </table:table-cell>
          <table:table-cell table:style-name="ce5" table:formula="of:=SIN(3*[.A50])" office:value-type="float" office:value="-0.958915723414303" calcext:value-type="float">
            <text:p>-0,95891572341430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)" office:value-type="float" office:value="-0.945435334024766" calcext:value-type="float">
            <text:p>-0,945435334024766</text:p>
          </table:table-cell>
          <table:table-cell table:style-name="ce5" table:formula="of:=SIN(3*[.A51])" office:value-type="float" office:value="0.543995817373497" calcext:value-type="float">
            <text:p>0,54399581737349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)" office:value-type="float" office:value="0.0442426780850872" calcext:value-type="float">
            <text:p>0,044242678085087</text:p>
          </table:table-cell>
          <table:table-cell table:style-name="ce5" table:formula="of:=SIN(3*[.A52])" office:value-type="float" office:value="0.132381629205478" calcext:value-type="float">
            <text:p>0,13238162920547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)" office:value-type="float" office:value="0.970535283537484" calcext:value-type="float">
            <text:p>0,970535283537484</text:p>
          </table:table-cell>
          <table:table-cell table:style-name="ce5" table:formula="of:=SIN(3*[.A53])" office:value-type="float" office:value="-0.74513326455742" calcext:value-type="float">
            <text:p>-0,7451332645574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)" office:value-type="float" office:value="0.50636564110975" calcext:value-type="float">
            <text:p>0,50636564110975</text:p>
          </table:table-cell>
          <table:table-cell table:style-name="ce5" table:formula="of:=SIN(3*[.A54])" office:value-type="float" office:value="0.99975583990115" calcext:value-type="float">
            <text:p>0,9997558399011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)" office:value-type="float" office:value="-0.683261714736122" calcext:value-type="float">
            <text:p>-0,683261714736122</text:p>
          </table:table-cell>
          <table:table-cell table:style-name="ce5" table:formula="of:=SIN(3*[.A55])" office:value-type="float" office:value="-0.773871590208416" calcext:value-type="float">
            <text:p>-0,77387159020841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)" office:value-type="float" office:value="-0.893996663600557" calcext:value-type="float">
            <text:p>-0,893996663600557</text:p>
          </table:table-cell>
          <table:table-cell table:style-name="ce5" table:formula="of:=SIN(3*[.A56])" office:value-type="float" office:value="0.176045946471202" calcext:value-type="float">
            <text:p>0,17604594647120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)" office:value-type="float" office:value="0.176075619948592" calcext:value-type="float">
            <text:p>0,176075619948592</text:p>
          </table:table-cell>
          <table:table-cell table:style-name="ce5" table:formula="of:=SIN(3*[.A57])" office:value-type="float" office:value="0.506391634924486" calcext:value-type="float">
            <text:p>0,50639163492448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)" office:value-type="float" office:value="0.993888653923376" calcext:value-type="float">
            <text:p>0,993888653923376</text:p>
          </table:table-cell>
          <table:table-cell table:style-name="ce5" table:formula="of:=SIN(3*[.A58])" office:value-type="float" office:value="-0.945445154921124" calcext:value-type="float">
            <text:p>-0,94544515492112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)" office:value-type="float" office:value="0.387781635409421" calcext:value-type="float">
            <text:p>0,387781635409421</text:p>
          </table:table-cell>
          <table:table-cell table:style-name="ce5" table:formula="of:=SIN(3*[.A59])" office:value-type="float" office:value="0.930094878004523" calcext:value-type="float">
            <text:p>0,93009487800452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)" office:value-type="float" office:value="-0.77389068155789" calcext:value-type="float">
            <text:p>-0,77389068155789</text:p>
          </table:table-cell>
          <table:table-cell table:style-name="ce5" table:formula="of:=SIN(3*[.A60])" office:value-type="float" office:value="-0.467718518342766" calcext:value-type="float">
            <text:p>-0,46771851834276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)" office:value-type="float" office:value="-0.826828679490101" calcext:value-type="float">
            <text:p>-0,826828679490101</text:p>
          </table:table-cell>
          <table:table-cell table:style-name="ce5" table:formula="of:=SIN(3*[.A61])" office:value-type="float" office:value="-0.219454667994085" calcext:value-type="float">
            <text:p>-0,21945466799408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)" office:value-type="float" office:value="0.304810621102222" calcext:value-type="float">
            <text:p>0,304810621102222</text:p>
          </table:table-cell>
          <table:table-cell table:style-name="ce5" table:formula="of:=SIN(3*[.A62])" office:value-type="float" office:value="0.801152635733834" calcext:value-type="float">
            <text:p>0,8011526357338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)" office:value-type="float" office:value="0.99975517335862" calcext:value-type="float">
            <text:p>0,99975517335862</text:p>
          </table:table-cell>
          <table:table-cell table:style-name="ce5" table:formula="of:=SIN(3*[.A63])" office:value-type="float" office:value="-0.99779727944989" calcext:value-type="float">
            <text:p>-0,9977972794498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)" office:value-type="float" office:value="0.262374853703924" calcext:value-type="float">
            <text:p>0,262374853703924</text:p>
          </table:table-cell>
          <table:table-cell table:style-name="ce5" table:formula="of:=SIN(3*[.A64])" office:value-type="float" office:value="0.714876429629151" calcext:value-type="float">
            <text:p>0,71487642962915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)" office:value-type="float" office:value="-0.850903524534119" calcext:value-type="float">
            <text:p>-0,850903524534119</text:p>
          </table:table-cell>
          <table:table-cell table:style-name="ce5" table:formula="of:=SIN(3*[.A65])" office:value-type="float" office:value="-0.0883686861039968" calcext:value-type="float">
            <text:p>-0,08836868610399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)" office:value-type="float" office:value="-0.745113160479346" calcext:value-type="float">
            <text:p>-0,745113160479346</text:p>
          </table:table-cell>
          <table:table-cell table:style-name="ce5" table:formula="of:=SIN(3*[.A66])" office:value-type="float" office:value="-0.580611184212324" calcext:value-type="float">
            <text:p>-0,58061118421232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)" office:value-type="float" office:value="0.428182669496152" calcext:value-type="float">
            <text:p>0,428182669496152</text:p>
          </table:table-cell>
          <table:table-cell table:style-name="ce5" table:formula="of:=SIN(3*[.A67])" office:value-type="float" office:value="0.970535283537484" calcext:value-type="float">
            <text:p>0,97053528353748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)" office:value-type="float" office:value="0.988031624092861" calcext:value-type="float">
            <text:p>0,988031624092861</text:p>
          </table:table-cell>
          <table:table-cell table:style-name="ce5" table:formula="of:=SIN(3*[.A68])" office:value-type="float" office:value="-0.893996663600557" calcext:value-type="float">
            <text:p>-0,89399666360055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)" office:value-type="float" office:value="0.132351750097771" calcext:value-type="float">
            <text:p>0,132351750097771</text:p>
          </table:table-cell>
          <table:table-cell table:style-name="ce5" table:formula="of:=SIN(3*[.A69])" office:value-type="float" office:value="0.387781635409421" calcext:value-type="float">
            <text:p>0,38778163540942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)" office:value-type="float" office:value="-0.912945250727628" calcext:value-type="float">
            <text:p>-0,912945250727628</text:p>
          </table:table-cell>
          <table:table-cell table:style-name="ce5" table:formula="of:=SIN(3*[.A70])" office:value-type="float" office:value="0.304810621102222" calcext:value-type="float">
            <text:p>0,30481062110222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)" office:value-type="float" office:value="-0.650287840157116" calcext:value-type="float">
            <text:p>-0,650287840157116</text:p>
          </table:table-cell>
          <table:table-cell table:style-name="ce5" table:formula="of:=SIN(3*[.A71])" office:value-type="float" office:value="-0.850903524534119" calcext:value-type="float">
            <text:p>-0,85090352453411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)" office:value-type="float" office:value="0.544021110889371" calcext:value-type="float">
            <text:p>0,544021110889371</text:p>
          </table:table-cell>
          <table:table-cell table:style-name="ce5" table:formula="of:=SIN(3*[.A72])" office:value-type="float" office:value="0.988031624092861" calcext:value-type="float">
            <text:p>0,98803162409286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)" office:value-type="float" office:value="0.958924274663138" calcext:value-type="float">
            <text:p>0,958924274663138</text:p>
          </table:table-cell>
          <table:table-cell table:style-name="ce5" table:formula="of:=SIN(3*[.A73])" office:value-type="float" office:value="-0.650287840157116" calcext:value-type="float">
            <text:p>-0,65028784015711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)" office:value-type="float" office:value="0" calcext:value-type="float">
            <text:p>0</text:p>
          </table:table-cell>
          <table:table-cell table:style-name="ce5" table:formula="of:=SIN(3*[.A74])" office:value-type="float" office:value="0" calcext:value-type="float">
            <text:p>0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)" office:value-type="float" office:value="-0.958924274663138" calcext:value-type="float">
            <text:p>-0,958924274663138</text:p>
          </table:table-cell>
          <table:table-cell table:style-name="ce5" table:formula="of:=SIN(3*[.A75])" office:value-type="float" office:value="0.650287840157116" calcext:value-type="float">
            <text:p>0,65028784015711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)" office:value-type="float" office:value="-0.544021110889371" calcext:value-type="float">
            <text:p>-0,544021110889371</text:p>
          </table:table-cell>
          <table:table-cell table:style-name="ce5" table:formula="of:=SIN(3*[.A76])" office:value-type="float" office:value="-0.988031624092861" calcext:value-type="float">
            <text:p>-0,98803162409286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)" office:value-type="float" office:value="0.650287840157116" calcext:value-type="float">
            <text:p>0,650287840157116</text:p>
          </table:table-cell>
          <table:table-cell table:style-name="ce5" table:formula="of:=SIN(3*[.A77])" office:value-type="float" office:value="0.850903524534119" calcext:value-type="float">
            <text:p>0,85090352453411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)" office:value-type="float" office:value="0.912945250727628" calcext:value-type="float">
            <text:p>0,912945250727628</text:p>
          </table:table-cell>
          <table:table-cell table:style-name="ce5" table:formula="of:=SIN(3*[.A78])" office:value-type="float" office:value="-0.304810621102222" calcext:value-type="float">
            <text:p>-0,30481062110222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)" office:value-type="float" office:value="-0.132351750097771" calcext:value-type="float">
            <text:p>-0,132351750097771</text:p>
          </table:table-cell>
          <table:table-cell table:style-name="ce5" table:formula="of:=SIN(3*[.A79])" office:value-type="float" office:value="-0.387781635409421" calcext:value-type="float">
            <text:p>-0,38778163540942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)" office:value-type="float" office:value="-0.988031624092861" calcext:value-type="float">
            <text:p>-0,988031624092861</text:p>
          </table:table-cell>
          <table:table-cell table:style-name="ce5" table:formula="of:=SIN(3*[.A80])" office:value-type="float" office:value="0.893996663600557" calcext:value-type="float">
            <text:p>0,89399666360055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)" office:value-type="float" office:value="-0.428182669496152" calcext:value-type="float">
            <text:p>-0,428182669496152</text:p>
          </table:table-cell>
          <table:table-cell table:style-name="ce5" table:formula="of:=SIN(3*[.A81])" office:value-type="float" office:value="-0.970535283537484" calcext:value-type="float">
            <text:p>-0,97053528353748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)" office:value-type="float" office:value="0.745113160479346" calcext:value-type="float">
            <text:p>0,745113160479346</text:p>
          </table:table-cell>
          <table:table-cell table:style-name="ce5" table:formula="of:=SIN(3*[.A82])" office:value-type="float" office:value="0.580611184212324" calcext:value-type="float">
            <text:p>0,58061118421232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)" office:value-type="float" office:value="0.850903524534119" calcext:value-type="float">
            <text:p>0,850903524534119</text:p>
          </table:table-cell>
          <table:table-cell table:style-name="ce5" table:formula="of:=SIN(3*[.A83])" office:value-type="float" office:value="0.0883686861039968" calcext:value-type="float">
            <text:p>0,08836868610399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)" office:value-type="float" office:value="-0.262374853703924" calcext:value-type="float">
            <text:p>-0,262374853703924</text:p>
          </table:table-cell>
          <table:table-cell table:style-name="ce5" table:formula="of:=SIN(3*[.A84])" office:value-type="float" office:value="-0.714876429629151" calcext:value-type="float">
            <text:p>-0,71487642962915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)" office:value-type="float" office:value="-0.99975517335862" calcext:value-type="float">
            <text:p>-0,99975517335862</text:p>
          </table:table-cell>
          <table:table-cell table:style-name="ce5" table:formula="of:=SIN(3*[.A85])" office:value-type="float" office:value="0.99779727944989" calcext:value-type="float">
            <text:p>0,9977972794498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)" office:value-type="float" office:value="-0.304810621102222" calcext:value-type="float">
            <text:p>-0,304810621102222</text:p>
          </table:table-cell>
          <table:table-cell table:style-name="ce5" table:formula="of:=SIN(3*[.A86])" office:value-type="float" office:value="-0.801152635733834" calcext:value-type="float">
            <text:p>-0,8011526357338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)" office:value-type="float" office:value="0.826828679490101" calcext:value-type="float">
            <text:p>0,826828679490101</text:p>
          </table:table-cell>
          <table:table-cell table:style-name="ce5" table:formula="of:=SIN(3*[.A87])" office:value-type="float" office:value="0.219454667994085" calcext:value-type="float">
            <text:p>0,21945466799408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)" office:value-type="float" office:value="0.77389068155789" calcext:value-type="float">
            <text:p>0,77389068155789</text:p>
          </table:table-cell>
          <table:table-cell table:style-name="ce5" table:formula="of:=SIN(3*[.A88])" office:value-type="float" office:value="0.467718518342766" calcext:value-type="float">
            <text:p>0,46771851834276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)" office:value-type="float" office:value="-0.387781635409421" calcext:value-type="float">
            <text:p>-0,387781635409421</text:p>
          </table:table-cell>
          <table:table-cell table:style-name="ce5" table:formula="of:=SIN(3*[.A89])" office:value-type="float" office:value="-0.930094878004523" calcext:value-type="float">
            <text:p>-0,93009487800452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)" office:value-type="float" office:value="-0.993888653923376" calcext:value-type="float">
            <text:p>-0,993888653923376</text:p>
          </table:table-cell>
          <table:table-cell table:style-name="ce5" table:formula="of:=SIN(3*[.A90])" office:value-type="float" office:value="0.945445154921124" calcext:value-type="float">
            <text:p>0,94544515492112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)" office:value-type="float" office:value="-0.176075619948592" calcext:value-type="float">
            <text:p>-0,176075619948592</text:p>
          </table:table-cell>
          <table:table-cell table:style-name="ce5" table:formula="of:=SIN(3*[.A91])" office:value-type="float" office:value="-0.506391634924486" calcext:value-type="float">
            <text:p>-0,50639163492448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)" office:value-type="float" office:value="0.893996663600557" calcext:value-type="float">
            <text:p>0,893996663600557</text:p>
          </table:table-cell>
          <table:table-cell table:style-name="ce5" table:formula="of:=SIN(3*[.A92])" office:value-type="float" office:value="-0.176045946471202" calcext:value-type="float">
            <text:p>-0,17604594647120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)" office:value-type="float" office:value="0.683261714736122" calcext:value-type="float">
            <text:p>0,683261714736122</text:p>
          </table:table-cell>
          <table:table-cell table:style-name="ce5" table:formula="of:=SIN(3*[.A93])" office:value-type="float" office:value="0.773871590208416" calcext:value-type="float">
            <text:p>0,77387159020841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)" office:value-type="float" office:value="-0.50636564110975" calcext:value-type="float">
            <text:p>-0,50636564110975</text:p>
          </table:table-cell>
          <table:table-cell table:style-name="ce5" table:formula="of:=SIN(3*[.A94])" office:value-type="float" office:value="-0.99975583990115" calcext:value-type="float">
            <text:p>-0,9997558399011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)" office:value-type="float" office:value="-0.970535283537484" calcext:value-type="float">
            <text:p>-0,970535283537484</text:p>
          </table:table-cell>
          <table:table-cell table:style-name="ce5" table:formula="of:=SIN(3*[.A95])" office:value-type="float" office:value="0.74513326455742" calcext:value-type="float">
            <text:p>0,7451332645574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)" office:value-type="float" office:value="-0.0442426780850872" calcext:value-type="float">
            <text:p>-0,044242678085087</text:p>
          </table:table-cell>
          <table:table-cell table:style-name="ce5" table:formula="of:=SIN(3*[.A96])" office:value-type="float" office:value="-0.132381629205478" calcext:value-type="float">
            <text:p>-0,13238162920547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)" office:value-type="float" office:value="0.945435334024766" calcext:value-type="float">
            <text:p>0,945435334024766</text:p>
          </table:table-cell>
          <table:table-cell table:style-name="ce5" table:formula="of:=SIN(3*[.A97])" office:value-type="float" office:value="-0.543995817373497" calcext:value-type="float">
            <text:p>-0,54399581737349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)" office:value-type="float" office:value="0.580611184212324" calcext:value-type="float">
            <text:p>0,580611184212324</text:p>
          </table:table-cell>
          <table:table-cell table:style-name="ce5" table:formula="of:=SIN(3*[.A98])" office:value-type="float" office:value="0.958915723414303" calcext:value-type="float">
            <text:p>0,95891572341430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)" office:value-type="float" office:value="-0.616040459188649" calcext:value-type="float">
            <text:p>-0,616040459188649</text:p>
          </table:table-cell>
          <table:table-cell table:style-name="ce5" table:formula="of:=SIN(3*[.A99])" office:value-type="float" office:value="-0.912957551682722" calcext:value-type="float">
            <text:p>-0,91295755168272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)" office:value-type="float" office:value="-0.930105950186764" calcext:value-type="float">
            <text:p>-0,930105950186764</text:p>
          </table:table-cell>
          <table:table-cell table:style-name="ce5" table:formula="of:=SIN(3*[.A100])" office:value-type="float" office:value="0.428209910518808" calcext:value-type="float">
            <text:p>0,42820991051880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)" office:value-type="float" office:value="0.0883686861039968" calcext:value-type="float">
            <text:p>0,088368686103997</text:p>
          </table:table-cell>
          <table:table-cell table:style-name="ce5" table:formula="of:=SIN(3*[.A101])" office:value-type="float" office:value="0.262345765307722" calcext:value-type="float">
            <text:p>0,26234576530772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)" office:value-type="float" office:value="0.980239659440311" calcext:value-type="float">
            <text:p>0,980239659440311</text:p>
          </table:table-cell>
          <table:table-cell table:style-name="ce5" table:formula="of:=SIN(3*[.A102])" office:value-type="float" office:value="-0.82681172430681" calcext:value-type="float">
            <text:p>-0,8268117243068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)" office:value-type="float" office:value="0.467745162045133" calcext:value-type="float">
            <text:p>0,467745162045133</text:p>
          </table:table-cell>
          <table:table-cell table:style-name="ce5" table:formula="of:=SIN(3*[.A103])" office:value-type="float" office:value="0.993891981023896" calcext:value-type="float">
            <text:p>0,99389198102389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)" office:value-type="float" office:value="-0.714876429629151" calcext:value-type="float">
            <text:p>-0,714876429629151</text:p>
          </table:table-cell>
          <table:table-cell table:style-name="ce5" table:formula="of:=SIN(3*[.A104])" office:value-type="float" office:value="-0.683283725035535" calcext:value-type="float">
            <text:p>-0,68328372503553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)" office:value-type="float" office:value="-0.873311982774656" calcext:value-type="float">
            <text:p>-0,873311982774656</text:p>
          </table:table-cell>
          <table:table-cell table:style-name="ce5" table:formula="of:=SIN(3*[.A105])" office:value-type="float" office:value="0.0442727929014107" calcext:value-type="float">
            <text:p>0,04427279290141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)" office:value-type="float" office:value="0.21942525837899" calcext:value-type="float">
            <text:p>0,21942525837899</text:p>
          </table:table-cell>
          <table:table-cell table:style-name="ce5" table:formula="of:=SIN(3*[.A106])" office:value-type="float" office:value="0.616016713764127" calcext:value-type="float">
            <text:p>0,61601671376412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)" office:value-type="float" office:value="0.99779727944989" calcext:value-type="float">
            <text:p>0,99779727944989</text:p>
          </table:table-cell>
          <table:table-cell table:style-name="ce5" table:formula="of:=SIN(3*[.A107])" office:value-type="float" office:value="-0.980233696032662" calcext:value-type="float">
            <text:p>-0,98023369603266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)" office:value-type="float" office:value="0.34664945549704" calcext:value-type="float">
            <text:p>0,34664945549704</text:p>
          </table:table-cell>
          <table:table-cell table:style-name="ce5" table:formula="of:=SIN(3*[.A108])" office:value-type="float" office:value="0.873326667541732" calcext:value-type="float">
            <text:p>0,87332666754173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)" office:value-type="float" office:value="-0.801134595178036" calcext:value-type="float">
            <text:p>-0,801134595178036</text:p>
          </table:table-cell>
          <table:table-cell table:style-name="ce5" table:formula="of:=SIN(3*[.A109])" office:value-type="float" office:value="-0.346677730584794" calcext:value-type="float">
            <text:p>-0,34667773058479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)" office:value-type="float" office:value="-0.801152635733834" calcext:value-type="float">
            <text:p>-0,801152635733834</text:p>
          </table:table-cell>
          <table:table-cell table:style-name="ce5" table:formula="of:=SIN(3*[.A110])" office:value-type="float" office:value="-0.346592904376536" calcext:value-type="float">
            <text:p>-0,34659290437653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)" office:value-type="float" office:value="0.346621180094272" calcext:value-type="float">
            <text:p>0,346621180094272</text:p>
          </table:table-cell>
          <table:table-cell table:style-name="ce5" table:formula="of:=SIN(3*[.A111])" office:value-type="float" office:value="0.873282610859775" calcext:value-type="float">
            <text:p>0,87328261085977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)" office:value-type="float" office:value="0.9977992786806" calcext:value-type="float">
            <text:p>0,9977992786806</text:p>
          </table:table-cell>
          <table:table-cell table:style-name="ce5" table:formula="of:=SIN(3*[.A112])" office:value-type="float" office:value="-0.980251583583412" calcext:value-type="float">
            <text:p>-0,98025158358341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)" office:value-type="float" office:value="0.219454667994085" calcext:value-type="float">
            <text:p>0,219454667994085</text:p>
          </table:table-cell>
          <table:table-cell table:style-name="ce5" table:formula="of:=SIN(3*[.A113])" office:value-type="float" office:value="0.616087948358317" calcext:value-type="float">
            <text:p>0,61608794835831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)" office:value-type="float" office:value="-0.873297297213985" calcext:value-type="float">
            <text:p>-0,873297297213985</text:p>
          </table:table-cell>
          <table:table-cell table:style-name="ce5" table:formula="of:=SIN(3*[.A114])" office:value-type="float" office:value="0.0441824483317929" calcext:value-type="float">
            <text:p>0,04418244833179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)" office:value-type="float" office:value="-0.714897507767776" calcext:value-type="float">
            <text:p>-0,714897507767776</text:p>
          </table:table-cell>
          <table:table-cell table:style-name="ce5" table:formula="of:=SIN(3*[.A115])" office:value-type="float" office:value="-0.683217692274728" calcext:value-type="float">
            <text:p>-0,68321769227472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)" office:value-type="float" office:value="0.467718518342766" calcext:value-type="float">
            <text:p>0,467718518342766</text:p>
          </table:table-cell>
          <table:table-cell table:style-name="ce5" table:formula="of:=SIN(3*[.A116])" office:value-type="float" office:value="0.993881997012949" calcext:value-type="float">
            <text:p>0,99388199701294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)" office:value-type="float" office:value="0.980245621957225" calcext:value-type="float">
            <text:p>0,980245621957225</text:p>
          </table:table-cell>
          <table:table-cell table:style-name="ce5" table:formula="of:=SIN(3*[.A117])" office:value-type="float" office:value="-0.826862587602741" calcext:value-type="float">
            <text:p>-0,82686258760274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)" office:value-type="float" office:value="0.0883987124875638" calcext:value-type="float">
            <text:p>0,088398712487564</text:p>
          </table:table-cell>
          <table:table-cell table:style-name="ce5" table:formula="of:=SIN(3*[.A118])" office:value-type="float" office:value="0.262433029781008" calcext:value-type="float">
            <text:p>0,26243302978100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)" office:value-type="float" office:value="-0.930094878004523" calcext:value-type="float">
            <text:p>-0,930094878004523</text:p>
          </table:table-cell>
          <table:table-cell table:style-name="ce5" table:formula="of:=SIN(3*[.A119])" office:value-type="float" office:value="0.428128186283634" calcext:value-type="float">
            <text:p>0,4281281862836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)" office:value-type="float" office:value="-0.616064204053386" calcext:value-type="float">
            <text:p>-0,616064204053386</text:p>
          </table:table-cell>
          <table:table-cell table:style-name="ce5" table:formula="of:=SIN(3*[.A120])" office:value-type="float" office:value="-0.912920646328709" calcext:value-type="float">
            <text:p>-0,91292064632870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)" office:value-type="float" office:value="0.580586640989642" calcext:value-type="float">
            <text:p>0,580586640989642</text:p>
          </table:table-cell>
          <table:table-cell table:style-name="ce5" table:formula="of:=SIN(3*[.A121])" office:value-type="float" office:value="0.958941374546725" calcext:value-type="float">
            <text:p>0,95894137454672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)" office:value-type="float" office:value="0.945445154921124" calcext:value-type="float">
            <text:p>0,945445154921124</text:p>
          </table:table-cell>
          <table:table-cell table:style-name="ce5" table:formula="of:=SIN(3*[.A122])" office:value-type="float" office:value="-0.544071696438016" calcext:value-type="float">
            <text:p>-0,54407169643801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)" office:value-type="float" office:value="-0.0442125632285611" calcext:value-type="float">
            <text:p>-0,044212563228561</text:p>
          </table:table-cell>
          <table:table-cell table:style-name="ce5" table:formula="of:=SIN(3*[.A123])" office:value-type="float" office:value="-0.132291991521605" calcext:value-type="float">
            <text:p>-0,13229199152160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)" office:value-type="float" office:value="-0.970528019541801" calcext:value-type="float">
            <text:p>-0,970528019541801</text:p>
          </table:table-cell>
          <table:table-cell table:style-name="ce5" table:formula="of:=SIN(3*[.A124])" office:value-type="float" office:value="0.745072950291989" calcext:value-type="float">
            <text:p>0,74507295029198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)" office:value-type="float" office:value="-0.506391634924486" calcext:value-type="float">
            <text:p>-0,506391634924486</text:p>
          </table:table-cell>
          <table:table-cell table:style-name="ce5" table:formula="of:=SIN(3*[.A125])" office:value-type="float" office:value="-0.999753837548181" calcext:value-type="float">
            <text:p>-0,99975383754818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)" office:value-type="float" office:value="0.683239703815841" calcext:value-type="float">
            <text:p>0,683239703815841</text:p>
          </table:table-cell>
          <table:table-cell table:style-name="ce5" table:formula="of:=SIN(3*[.A126])" office:value-type="float" office:value="0.77392886214718" calcext:value-type="float">
            <text:p>0,7739288621471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)" office:value-type="float" office:value="0.894010170083809" calcext:value-type="float">
            <text:p>0,894010170083809</text:p>
          </table:table-cell>
          <table:table-cell table:style-name="ce5" table:formula="of:=SIN(3*[.A127])" office:value-type="float" office:value="-0.176134966423334" calcext:value-type="float">
            <text:p>-0,1761349664233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)" office:value-type="float" office:value="-0.176045946471202" calcext:value-type="float">
            <text:p>-0,176045946471202</text:p>
          </table:table-cell>
          <table:table-cell table:style-name="ce5" table:formula="of:=SIN(3*[.A128])" office:value-type="float" office:value="-0.506313652099841" calcext:value-type="float">
            <text:p>-0,50631365209984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)" office:value-type="float" office:value="-0.993885325919723" calcext:value-type="float">
            <text:p>-0,993885325919723</text:p>
          </table:table-cell>
          <table:table-cell table:style-name="ce5" table:formula="of:=SIN(3*[.A129])" office:value-type="float" office:value="0.945415689654743" calcext:value-type="float">
            <text:p>0,94541568965474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)" office:value-type="float" office:value="-0.387809420829234" calcext:value-type="float">
            <text:p>-0,387809420829234</text:p>
          </table:table-cell>
          <table:table-cell table:style-name="ce5" table:formula="of:=SIN(3*[.A130])" office:value-type="float" office:value="-0.930128092015702" calcext:value-type="float">
            <text:p>-0,93012809201570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)" office:value-type="float" office:value="0.773871590208416" calcext:value-type="float">
            <text:p>0,773871590208416</text:p>
          </table:table-cell>
          <table:table-cell table:style-name="ce5" table:formula="of:=SIN(3*[.A131])" office:value-type="float" office:value="0.46779844817475" calcext:value-type="float">
            <text:p>0,4677984481747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)" office:value-type="float" office:value="0.826845633922081" calcext:value-type="float">
            <text:p>0,826845633922081</text:p>
          </table:table-cell>
          <table:table-cell table:style-name="ce5" table:formula="of:=SIN(3*[.A132])" office:value-type="float" office:value="0.21936643855075" calcext:value-type="float">
            <text:p>0,2193664385507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)" office:value-type="float" office:value="-0.304781911090284" calcext:value-type="float">
            <text:p>-0,304781911090284</text:p>
          </table:table-cell>
          <table:table-cell table:style-name="ce5" table:formula="of:=SIN(3*[.A133])" office:value-type="float" office:value="-0.801098511882538" calcext:value-type="float">
            <text:p>-0,80109851188253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)" office:value-type="float" office:value="-0.99975583990115" calcext:value-type="float">
            <text:p>-0,99975583990115</text:p>
          </table:table-cell>
          <table:table-cell table:style-name="ce5" table:formula="of:=SIN(3*[.A134])" office:value-type="float" office:value="0.997803274421973" calcext:value-type="float">
            <text:p>0,99780327442197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)" office:value-type="float" office:value="-0.262403941861679" calcext:value-type="float">
            <text:p>-0,262403941861679</text:p>
          </table:table-cell>
          <table:table-cell table:style-name="ce5" table:formula="of:=SIN(3*[.A135])" office:value-type="float" office:value="-0.714939662096134" calcext:value-type="float">
            <text:p>-0,71493966209613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)" office:value-type="float" office:value="0.850887688655841" calcext:value-type="float">
            <text:p>0,850887688655841</text:p>
          </table:table-cell>
          <table:table-cell table:style-name="ce5" table:formula="of:=SIN(3*[.A136])" office:value-type="float" office:value="0.0884587650136472" calcext:value-type="float">
            <text:p>0,08845876501364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)" office:value-type="float" office:value="0.74513326455742" calcext:value-type="float">
            <text:p>0,74513326455742</text:p>
          </table:table-cell>
          <table:table-cell table:style-name="ce5" table:formula="of:=SIN(3*[.A137])" office:value-type="float" office:value="0.580537552961559" calcext:value-type="float">
            <text:p>0,58053755296155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)" office:value-type="float" office:value="-0.428155428084424" calcext:value-type="float">
            <text:p>-0,428155428084424</text:p>
          </table:table-cell>
          <table:table-cell table:style-name="ce5" table:formula="of:=SIN(3*[.A138])" office:value-type="float" office:value="-0.970513488904727" calcext:value-type="float">
            <text:p>-0,97051348890472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)" office:value-type="float" office:value="-0.988036273454171" calcext:value-type="float">
            <text:p>-0,988036273454171</text:p>
          </table:table-cell>
          <table:table-cell table:style-name="ce5" table:formula="of:=SIN(3*[.A139])" office:value-type="float" office:value="0.89403718061319" calcext:value-type="float">
            <text:p>0,8940371806131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)" office:value-type="float" office:value="-0.132381629205478" calcext:value-type="float">
            <text:p>-0,132381629205478</text:p>
          </table:table-cell>
          <table:table-cell table:style-name="ce5" table:formula="of:=SIN(3*[.A140])" office:value-type="float" office:value="-0.38786499061173" calcext:value-type="float">
            <text:p>-0,3878649906117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)" office:value-type="float" office:value="0.912932948942967" calcext:value-type="float">
            <text:p>0,912932948942967</text:p>
          </table:table-cell>
          <table:table-cell table:style-name="ce5" table:formula="of:=SIN(3*[.A141])" office:value-type="float" office:value="-0.304724490235519" calcext:value-type="float">
            <text:p>-0,30472449023551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)" office:value-type="float" office:value="0.650310740162569" calcext:value-type="float">
            <text:p>0,650310740162569</text:p>
          </table:table-cell>
          <table:table-cell table:style-name="ce5" table:formula="of:=SIN(3*[.A142])" office:value-type="float" office:value="0.85085601457981" calcext:value-type="float">
            <text:p>0,8508560145798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)" office:value-type="float" office:value="-0.543995817373497" calcext:value-type="float">
            <text:p>-0,543995817373497</text:p>
          </table:table-cell>
          <table:table-cell table:style-name="ce5" table:formula="of:=SIN(3*[.A143])" office:value-type="float" office:value="-0.988045569483349" calcext:value-type="float">
            <text:p>-0,98804556948334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)" office:value-type="float" office:value="-0.958932825040618" calcext:value-type="float">
            <text:p>-0,958932825040618</text:p>
          </table:table-cell>
          <table:table-cell table:style-name="ce5" table:formula="of:=SIN(3*[.A144])" office:value-type="float" office:value="0.650356538400631" calcext:value-type="float">
            <text:p>0,65035653840063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)" office:value-type="float" office:value="-0.0000301443533966076" calcext:value-type="float">
            <text:p>-3,01443533966076E-05</text:p>
          </table:table-cell>
          <table:table-cell table:style-name="ce5" table:formula="of:=SIN(3*[.A145])" office:value-type="float" office:value="-0.0000904330599909669" calcext:value-type="float">
            <text:p>-9,04330599909669E-0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)" office:value-type="float" office:value="0.958915723414303" calcext:value-type="float">
            <text:p>0,958915723414303</text:p>
          </table:table-cell>
          <table:table-cell table:style-name="ce5" table:formula="of:=SIN(3*[.A146])" office:value-type="float" office:value="-0.650219136595435" calcext:value-type="float">
            <text:p>-0,650219136595435</text:p>
          </table:table-cell>
          <table:table-cell table:style-name="ce5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16" calcext:value-type="float">
            <text:p>2,16</text:p>
          </table:table-cell>
          <table:table-cell table:style-name="ce8" table:formula="of:=RAND()*0.5+0.5" office:value-type="percentage" office:value="0.682024116336834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8" calcext:value-type="float">
            <text:p>3,8</text:p>
          </table:table-cell>
          <table:table-cell table:style-name="ce8" table:formula="of:=RAND()*0.5+0.5" office:value-type="percentage" office:value="0.798787755018566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55" calcext:value-type="float">
            <text:p>4,55</text:p>
          </table:table-cell>
          <table:table-cell table:style-name="ce8" table:formula="of:=RAND()*0.5+0.5" office:value-type="percentage" office:value="0.685291719099041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27" calcext:value-type="float">
            <text:p>5,27</text:p>
          </table:table-cell>
          <table:table-cell table:style-name="ce8" table:formula="of:=RAND()*0.5+0.5" office:value-type="percentage" office:value="0.50705128692789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02" calcext:value-type="float">
            <text:p>1,02</text:p>
          </table:table-cell>
          <table:table-cell table:style-name="ce8" table:formula="of:=RAND()*0.5+0.5" office:value-type="percentage" office:value="0.944720776111353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98" calcext:value-type="float">
            <text:p>4,98</text:p>
          </table:table-cell>
          <table:table-cell table:style-name="ce8" table:formula="of:=RAND()*0.5+0.5" office:value-type="percentage" office:value="0.649392377876211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81" calcext:value-type="float">
            <text:p>3,81</text:p>
          </table:table-cell>
          <table:table-cell table:style-name="ce8" table:formula="of:=RAND()*0.5+0.5" office:value-type="percentage" office:value="0.930240728484932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02" calcext:value-type="float">
            <text:p>1,02</text:p>
          </table:table-cell>
          <table:table-cell table:style-name="ce8" table:formula="of:=RAND()*0.5+0.5" office:value-type="percentage" office:value="0.820468745601829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5" calcext:value-type="float">
            <text:p>3,5</text:p>
          </table:table-cell>
          <table:table-cell table:style-name="ce8" table:formula="of:=RAND()*0.5+0.5" office:value-type="percentage" office:value="0.841143498255406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19" calcext:value-type="float">
            <text:p>3,19</text:p>
          </table:table-cell>
          <table:table-cell table:style-name="ce8" table:formula="of:=RAND()*0.5+0.5" office:value-type="percentage" office:value="0.606638715427835" calcext:value-type="percentage">
            <text:p>61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07.44542274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36.674101546</dc:date>
    <meta:generator>LibreOffice/5.4.2.2$Linux_X86_64 LibreOffice_project/40m0$Build-2</meta:generator>
    <meta:editing-duration>PT2H7M40S</meta:editing-duration>
    <meta:editing-cycles>22</meta:editing-cycles>
    <meta:document-statistic meta:table-count="7" meta:cell-count="810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e5c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11cm" svg:height="11.96cm" xlink:href=".." xlink:type="simple" chart:class="chart:line" chart:style-name="ch1">
        <chart:title svg:x="9.43cm" svg:y="0.375cm" chart:style-name="ch2">
          <text:p>Dane giełdowe</text:p>
        </chart:title>
        <chart:subtitle svg:x="9.866cm" svg:y="1.393cm" chart:style-name="ch3">
          <text:p>za rok 2012</text:p>
        </chart:subtitle>
        <chart:legend chart:legend-position="end" svg:x="18.741cm" svg:y="5.681cm" style:legend-expansion="high" chart:style-name="ch4"/>
        <chart:plot-area chart:style-name="ch5" table:cell-range-address="'1. Giełda'.A1:'1. Giełda'.B22" chart:data-source-has-labels="both" svg:x="1.449cm" svg:y="2.315cm" svg:width="16.854cm" svg:height="8.425cm">
          <chartooo:coordinate-region svg:x="3.208cm" svg:y="2.514cm" svg:width="15.095cm" svg:height="6.283cm"/>
          <chart:axis chart:dimension="x" chart:name="primary-x" chart:style-name="ch6" chartooo:axis-type="auto">
            <chartooo:date-scale/>
            <chart:title svg:x="9.475cm" svg:y="10.97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7.166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right-angled-axes="true" chart:data-label-number="value-and-percentage" chart:data-label-text="true" chart:data-label-symbol="tru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true" chart:label-position="outside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circle" chart:style-name="ch1">
        <chart:title svg:x="5.707cm" svg:y="0.315cm" chart:style-name="ch2">
          <text:p>Wybory samorządowe</text:p>
        </chart:title>
        <chart:legend chart:legend-position="end" svg:x="11.752cm" svg:y="3.452cm" style:legend-expansion="high" chart:style-name="ch3"/>
        <chart:plot-area chart:style-name="ch4" table:cell-range-address="'2. Wybory'.A1:'2. Wybory'.B5" chart:data-source-has-labels="both" svg:x="0.32cm" svg:y="1.273cm" svg:width="11.112cm" svg:height="7.545cm">
          <chartooo:coordinate-region svg:x="2.104cm" svg:y="2.616cm" svg:width="5.551cm" svg:height="5.551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